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ucida Console', 'Andale Mono', 'Bitstream Vera Sans Mono', 'Courier New', Courier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8d38" officeooo:paragraph-rsid="00128d38"/>
    </style:style>
    <style:style style:name="P2" style:family="paragraph" style:parent-style-name="Standard">
      <style:text-properties fo:font-variant="normal" fo:text-transform="none" fo:color="#222222" style:font-name="Helvetica Neue" fo:font-size="10.5pt" fo:letter-spacing="normal" fo:font-style="normal" fo:font-weight="bold" officeooo:rsid="00128d38" officeooo:paragraph-rsid="00128d38" loext:padding="0cm" loext:border="none"/>
    </style:style>
    <style:style style:name="P3" style:family="paragraph" style:parent-style-name="Standard">
      <style:paragraph-properties fo:margin-left="0cm" fo:margin-right="0cm" fo:margin-top="0cm" fo:margin-bottom="0cm" loext:contextual-spacing="false" style:line-height-at-least="0.556cm" fo:widows="1" fo:text-indent="0cm" style:auto-text-indent="false"/>
      <style:text-properties fo:text-transform="lowercase" fo:color="#222222" style:font-name="Consolas" fo:font-size="9pt" fo:letter-spacing="normal" fo:font-style="normal" fo:font-weight="bold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style:line-height-at-least="0.556cm" fo:widows="1" fo:text-indent="0cm" style:auto-text-indent="false"/>
      <style:text-properties fo:text-transform="lowercase" fo:color="#222222" style:font-name="Consolas" fo:font-size="9pt" fo:letter-spacing="normal" fo:font-style="normal" fo:font-weight="bold" loext:padding="0cm" loext:border="none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style:line-height-at-least="0.556cm" fo:widows="1" fo:text-indent="0cm" style:auto-text-indent="false"/>
      <style:text-properties fo:font-variant="normal" fo:text-transform="none" fo:color="#880000" style:font-name="Consolas" fo:font-size="9pt" fo:letter-spacing="normal" fo:font-style="normal" fo:font-weight="normal" loext:padding="0.049cm" loext:border="0.06pt solid #888888"/>
    </style:style>
    <style:style style:name="P6" style:family="paragraph" style:parent-style-name="Preformatted_20_Text">
      <style:paragraph-properties fo:margin-top="0cm" fo:margin-bottom="0cm" loext:contextual-spacing="false" style:line-height-at-least="0.556cm" fo:widows="1"/>
      <style:text-properties fo:font-variant="normal" fo:text-transform="none" fo:color="#880000" style:font-name="Consolas" fo:font-size="9pt" fo:letter-spacing="normal" fo:font-style="normal" fo:font-weight="normal" loext:padding="0.049cm" loext:border="0.06pt solid #8888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1(570C)</text:p>
      <text:p text:style-name="P2">Examples</text:p>
      <text:p text:style-name="P3">input</text:p>
      <text:p text:style-name="P5">10 3</text:p>
      <text:p text:style-name="P6">.b..bz....</text:p>
      <text:p text:style-name="P6">1 h</text:p>
      <text:p text:style-name="P6">3 c</text:p>
      <text:p text:style-name="P6">9 f</text:p>
      <text:p text:style-name="P4">output</text:p>
      <text:p text:style-name="P5">4</text:p>
      <text:p text:style-name="P6">3</text:p>
      <text:p text:style-name="P6">1</text:p>
      <text:p text:style-name="P4">input</text:p>
      <text:p text:style-name="P5">4 4</text:p>
      <text:p text:style-name="P6">.cc.</text:p>
      <text:p text:style-name="P6">2 .</text:p>
      <text:p text:style-name="P6">3 .</text:p>
      <text:p text:style-name="P6">2 a</text:p>
      <text:p text:style-name="P6">1 a</text:p>
      <text:p text:style-name="P4">output</text:p>
      <text:p text:style-name="P5">1</text:p>
      <text:p text:style-name="P6">3</text:p>
      <text:p text:style-name="P6">1</text:p>
      <text:p text:style-name="P6">1</text:p>
      <text:p text:style-name="P1"/>
      <text:p text:style-name="P1">给定字符串长度n，和测试数目m，后面一行是一个长为n的字符串，</text:p>
      <text:p text:style-name="P1">后面m行是m个测试，即把第xi 个字符变成ci</text:p>
      <text:p text:style-name="P1">假设一次操作可以把“..”变成“.”，问需要的操作次数。 </text:p>
      <text:p text:style-name="P1"/>
      <text:p text:style-name="P1">code(python3):</text:p>
      <text:p text:style-name="P1">import sys</text:p>
      <text:p text:style-name="P1"/>
      <text:p text:style-name="P1">n, m = map(int, sys.stdin.readline().split())</text:p>
      <text:p text:style-name="P1">s = input()</text:p>
      <text:p text:style-name="P1"/>
      <text:p text:style-name="P1">left = 0</text:p>
      <text:p text:style-name="P1">right = 0</text:p>
      <text:p text:style-name="P1">ans = 0</text:p>
      <text:p text:style-name="P1">while True:</text:p>
      <text:p text:style-name="P1"><text:s text:c="4"/>left = s.find('.', right)</text:p>
      <text:p text:style-name="P1"><text:s text:c="4"/>if left &lt; 0:</text:p>
      <text:p text:style-name="P1"><text:s text:c="8"/>break</text:p>
      <text:p text:style-name="P1"/>
      <text:p text:style-name="P1"><text:s text:c="4"/>right = left+1</text:p>
      <text:p text:style-name="P1"><text:s text:c="4"/>while right &lt; n and s[right] == '.':</text:p>
      <text:p text:style-name="P1"><text:s text:c="8"/>right += 1</text:p>
      <text:p text:style-name="P1"/>
      <text:p text:style-name="P1"><text:s text:c="4"/>if right - left &gt; 1:</text:p>
      <text:p text:style-name="P1"><text:soft-page-break/><text:s text:c="8"/>ans += right-left-1</text:p>
      <text:p text:style-name="P1"/>
      <text:p text:style-name="P1">l = list(s)</text:p>
      <text:p text:style-name="P1">ans_list = []</text:p>
      <text:p text:style-name="P1">for i in range(m):</text:p>
      <text:p text:style-name="P1"><text:s text:c="4"/>query = list(sys.stdin.readline().split())</text:p>
      <text:p text:style-name="P1"><text:s text:c="4"/>xi = int(query[0]) - 1</text:p>
      <text:p text:style-name="P1"><text:s text:c="4"/>ci = query[1]</text:p>
      <text:p text:style-name="P1"><text:s text:c="4"/>if (ci == '.' and l[xi] == '.') or (ci != '.' and l[xi] != '.'):</text:p>
      <text:p text:style-name="P1"><text:s text:c="8"/>pass</text:p>
      <text:p text:style-name="P1"><text:s text:c="4"/>elif ci == '.' and l[xi] != '.':</text:p>
      <text:p text:style-name="P1"><text:s text:c="8"/>if xi &gt; 0 and l[xi-1] == '.':</text:p>
      <text:p text:style-name="P1"><text:s text:c="12"/>ans += 1</text:p>
      <text:p text:style-name="P1"><text:s text:c="8"/>if xi &lt; n-1 and l[xi+1] == '.':</text:p>
      <text:p text:style-name="P1"><text:s text:c="12"/>ans += 1</text:p>
      <text:p text:style-name="P1"><text:s text:c="4"/>elif ci != '.' and l[xi] == '.':</text:p>
      <text:p text:style-name="P1"><text:s text:c="8"/>if xi &gt; 0 and l[xi-1] == '.':</text:p>
      <text:p text:style-name="P1"><text:s text:c="12"/>ans -= 1</text:p>
      <text:p text:style-name="P1"><text:s text:c="8"/>if xi &lt; n-1 and l[xi+1] == '.':</text:p>
      <text:p text:style-name="P1"><text:s text:c="12"/>ans -= 1</text:p>
      <text:p text:style-name="P1"/>
      <text:p text:style-name="P1"><text:s text:c="4"/>ans_list.append(ans)</text:p>
      <text:p text:style-name="P1"><text:s text:c="4"/>l[xi] = ci</text:p>
      <text:p text:style-name="P1"/>
      <text:p text:style-name="P1">print('\n'.join(map(str, ans_list)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ucida Console', 'Andale Mono', 'Bitstream Vera Sans Mono', 'Courier New', Courier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23:33:12.178894195</meta:creation-date>
    <dc:date>2016-09-01T23:37:00.992597899</dc:date>
    <meta:editing-duration>PT3M49S</meta:editing-duration>
    <meta:editing-cycles>1</meta:editing-cycles>
    <meta:document-statistic meta:table-count="0" meta:image-count="0" meta:object-count="0" meta:page-count="2" meta:paragraph-count="64" meta:word-count="265" meta:character-count="1059" meta:non-whitespace-character-count="763"/>
    <meta:generator>LibreOffice/5.1.4.2$Linux_X86_64 LibreOffice_project/10m0$Build-2</meta:generator>
  </office:meta>
</office:document-meta>
</file>